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text-properties officeooo:rsid="00122c5c" officeooo:paragraph-rsid="00122c5c"/>
    </style:style>
    <style:style style:name="T1" style:family="text">
      <style:text-properties officeooo:rsid="00122c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p=5</text:span></text:p>
      <text:p text:style-name="P1">q=13</text:p>
      <text:p text:style-name="P1">N=p*q=5*13=65</text:p>
      <text:p text:style-name="P1">V=(p-1)*(q-1)=(5-1)*(13-1)=48</text:p>
      <text:p text:style-name="P1">Npri=11</text:p>
      <text:p text:style-name="P1">Npub=(n*V+1)/Npri</text:p>
      <text:p text:style-name="P1">Npub=(n*48+1)mod 11=0</text:p>
      <text:p text:style-name="P1">n=8</text:p>
      <text:p text:style-name="P1">Npub=(8*48+1)/11=35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3:20:37.128309919</meta:creation-date>
    <dc:date>2023-11-27T13:49:33.109453518</dc:date>
    <meta:editing-duration>PT28M58S</meta:editing-duration>
    <meta:editing-cycles>1</meta:editing-cycles>
    <meta:generator>LibreOffice/7.4.2.3$Linux_X86_64 LibreOffice_project/40$Build-3</meta:generator>
    <meta:document-statistic meta:table-count="0" meta:image-count="0" meta:object-count="0" meta:page-count="1" meta:paragraph-count="9" meta:word-count="10" meta:character-count="116" meta:non-whitespace-character-count="115"/>
  </office:meta>
</office:document-meta>
</file>